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3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Tota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CB</text:p>
          </table:table-cell>
          <table:table-cell table:style-name="ce3" office:value-type="string" calcext:value-type="string">
            <text:p><text:a xlink:href="https://shop.silocitylabs.com/products/3dgenius-dikale-firos-smart-pcb-esp32-conversion" xlink:type="simple">https://shop.silocitylabs.com/products/3dgenius-dikale-firos-smart-pcb-esp32-conversion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$25.00</text:p>
          </table:table-cell>
          <table:table-cell table:style-name="ce5" table:formula="of:=[.C2]*[.D2]" office:value-type="float" office:value="25" calcext:value-type="float">
            <text:p>$25.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3D Prin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" calcext:value-type="float">
            <text:p>$5.00</text:p>
          </table:table-cell>
          <table:table-cell table:style-name="ce5" table:formula="of:=[.C3]*[.D3]" office:value-type="float" office:value="5" calcext:value-type="float">
            <text:p>$5.0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eating</text:p>
          </table:table-cell>
          <table:table-cell table:style-name="ce3" office:value-type="string" calcext:value-type="string">
            <text:p><text:a xlink:href="https://www.aliexpress.us/item/2251832053823241.html" xlink:type="simple">https://www.aliexpress.us/item/2251832053823241.html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27.38/6" office:value-type="float" office:value="4.563333333" calcext:value-type="float">
            <text:p>$4.56</text:p>
          </table:table-cell>
          <table:table-cell table:style-name="ce5" table:formula="of:=[.C4]*[.D4]" office:value-type="float" office:value="4.563333333" calcext:value-type="float">
            <text:p>$4.5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in</text:p>
          </table:table-cell>
          <table:table-cell table:style-name="ce3" office:value-type="string" calcext:value-type="string">
            <text:p><text:a xlink:href="https://www.amazon.com/dp/B08TWH2QHV" xlink:type="simple">https://www.amazon.com/dp/B08TWH2QHV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.35" calcext:value-type="float">
            <text:p>$4.35</text:p>
          </table:table-cell>
          <table:table-cell table:style-name="ce5" table:formula="of:=[.C5]*[.D5]" office:value-type="float" office:value="4.35" calcext:value-type="float">
            <text:p>$4.3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v PSU</text:p>
          </table:table-cell>
          <table:table-cell table:style-name="ce3" office:value-type="string" calcext:value-type="string">
            <text:p><text:a xlink:href="https://www.ebay.com/itm/154939688584?var=455076445412" xlink:type="simple">https://www.ebay.com/itm/154939688584?var=455076445412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.53" calcext:value-type="float">
            <text:p>$3.53</text:p>
          </table:table-cell>
          <table:table-cell table:style-name="ce5" table:formula="of:=[.C6]*[.D6]" office:value-type="float" office:value="3.53" calcext:value-type="float">
            <text:p>$3.5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an</text:p>
          </table:table-cell>
          <table:table-cell table:style-name="ce3" office:value-type="string" calcext:value-type="string">
            <text:p><text:a xlink:href="https://www.amazon.com/dp/B09YY1SJM1" xlink:type="simple">https://www.amazon.com/dp/B09YY1SJM1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.5" calcext:value-type="float">
            <text:p>$1.50</text:p>
          </table:table-cell>
          <table:table-cell table:style-name="ce5" table:formula="of:=[.C7]*[.D7]" office:value-type="float" office:value="1.5" calcext:value-type="float">
            <text:p>$1.5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ug</text:p>
          </table:table-cell>
          <table:table-cell table:style-name="ce3" office:value-type="string" calcext:value-type="string">
            <text:p><text:a xlink:href="https://www.amazon.com/dp/B07DCXKNXQ/" xlink:type="simple">https://www.amazon.com/dp/B07DCXKNXQ/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0.8" office:value-type="float" office:value="0.8" calcext:value-type="float">
            <text:p>$0.80</text:p>
          </table:table-cell>
          <table:table-cell table:style-name="ce5" table:formula="of:=[.C8]*[.D8]" office:value-type="float" office:value="0.8" calcext:value-type="float">
            <text:p>$0.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ST VH 3p Housing</text:p>
          </table:table-cell>
          <table:table-cell table:style-name="ce3" office:value-type="string" calcext:value-type="string">
            <text:p>https://www.aliexpress.com/item/3256804840170910.html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0.02" calcext:value-type="float">
            <text:p>$0.02</text:p>
          </table:table-cell>
          <table:table-cell table:style-name="ce5" table:formula="of:=[.C9]*[.D9]" office:value-type="float" office:value="0.06" calcext:value-type="float">
            <text:p>$0.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ST VH 3p Plug</text:p>
          </table:table-cell>
          <table:table-cell table:style-name="ce3" office:value-type="string" calcext:value-type="string">
            <text:p>https://www.aliexpress.com/item/3256804840170910.html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0.02" calcext:value-type="float">
            <text:p>$0.02</text:p>
          </table:table-cell>
          <table:table-cell table:style-name="ce5" table:formula="of:=[.C10]*[.D10]" office:value-type="float" office:value="0.12" calcext:value-type="float">
            <text:p>$0.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ST PH 2p Housing</text:p>
          </table:table-cell>
          <table:table-cell table:style-name="ce3" office:value-type="string" calcext:value-type="string">
            <text:p>https://www.aliexpress.com/item/3256804769340392.html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01" calcext:value-type="float">
            <text:p>$0.01</text:p>
          </table:table-cell>
          <table:table-cell table:style-name="ce5" table:formula="of:=[.C11]*[.D11]" office:value-type="float" office:value="0.01" calcext:value-type="float">
            <text:p>$0.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ST PH 2p Plug</text:p>
          </table:table-cell>
          <table:table-cell table:style-name="ce3" office:value-type="string" calcext:value-type="string">
            <text:p>https://www.aliexpress.com/item/3256804769340392.html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0.02" calcext:value-type="float">
            <text:p>$0.02</text:p>
          </table:table-cell>
          <table:table-cell table:style-name="ce5" table:formula="of:=[.C12]*[.D12]" office:value-type="float" office:value="0.04" calcext:value-type="float">
            <text:p>$0.0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4-0.7x8mm</text:p>
          </table:table-cell>
          <table:table-cell table:style-name="ce3" office:value-type="string" calcext:value-type="string">
            <text:p><text:a xlink:href="https://www.amazon.com/dp/B0CNK8YB1D" xlink:type="simple">https://www.amazon.com/dp/B0CNK8YB1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formula="of:=0.08" office:value-type="float" office:value="0.08" calcext:value-type="float">
            <text:p>$0.08</text:p>
          </table:table-cell>
          <table:table-cell table:style-name="ce5" table:formula="of:=[.C13]*[.D13]" office:value-type="float" office:value="0.32" calcext:value-type="float">
            <text:p>$0.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aring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5" table:formula="of:=[.C14]*[.D14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aring Rod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[.C15]*[.D15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$</number:text>
      <number:number number:decimal-places="2" number:min-decimal-places="2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1:55:17.7829679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3-25T12:13:21.516049069</dc:date>
    <meta:editing-duration>PT7M18S</meta:editing-duration>
    <meta:editing-cycles>1</meta:editing-cycles>
    <meta:document-statistic meta:table-count="1" meta:cell-count="71" meta:object-count="0"/>
  </office:meta>
</office:document-meta>
</file>